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B000001EFD29C1CB7ECE664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17cm" draw:z-index="0"><draw:image xlink:href="Pictures/100002010000036B000001EFD29C1CB7ECE664F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2:42:45.419921857</meta:creation-date>
    <dc:date>2020-03-20T12:43:04.659335925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